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f16b" officeooo:paragraph-rsid="0015f16b"/>
    </style:style>
    <style:style style:name="P2" style:family="paragraph" style:parent-style-name="Standard">
      <style:text-properties style:font-name="Arial" officeooo:rsid="0015f16b" officeooo:paragraph-rsid="0015f9cc"/>
    </style:style>
    <style:style style:name="P3" style:family="paragraph" style:parent-style-name="Standard">
      <style:text-properties style:font-name="Arial" officeooo:rsid="0015f16b" officeooo:paragraph-rsid="002bcf0a"/>
    </style:style>
    <style:style style:name="P4" style:family="paragraph" style:parent-style-name="Standard">
      <style:text-properties style:font-name="Arial" officeooo:rsid="0031b977" officeooo:paragraph-rsid="0031b977"/>
    </style:style>
    <style:style style:name="P5" style:family="paragraph" style:parent-style-name="Standard">
      <style:text-properties style:font-name="Arial" officeooo:rsid="0032feca" officeooo:paragraph-rsid="0032feca"/>
    </style:style>
    <style:style style:name="P6" style:family="paragraph" style:parent-style-name="Standard">
      <style:text-properties style:font-name="Arial" officeooo:rsid="0015f16b" officeooo:paragraph-rsid="0015f16b"/>
    </style:style>
    <style:style style:name="P7" style:family="paragraph" style:parent-style-name="Standard">
      <style:text-properties style:font-name="Arial" officeooo:rsid="0015f16b" officeooo:paragraph-rsid="00378eb6"/>
    </style:style>
    <style:style style:name="P8" style:family="paragraph" style:parent-style-name="Standard">
      <style:text-properties style:font-name="Arial" officeooo:rsid="0035c929" officeooo:paragraph-rsid="0035c929"/>
    </style:style>
    <style:style style:name="P9" style:family="paragraph" style:parent-style-name="Standard">
      <style:text-properties style:font-name="Arial" officeooo:rsid="0038fb99" officeooo:paragraph-rsid="00399472"/>
    </style:style>
    <style:style style:name="T1" style:family="text">
      <style:text-properties officeooo:rsid="0030e0a9"/>
    </style:style>
    <style:style style:name="T2" style:family="text">
      <style:text-properties officeooo:rsid="0035e242"/>
    </style:style>
    <style:style style:name="T3" style:family="text">
      <style:text-properties officeooo:rsid="00378eb6"/>
    </style:style>
    <style:style style:name="T4" style:family="text">
      <style:text-properties officeooo:rsid="0032f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IT ==&gt;</text:p>
      <text:p text:style-name="P7">"<text:span text:style-name="T1">If I am not for myself, who will be for me? And if I am only for myself, what am I? And if not now—when?"</text:span></text:p>
      <text:p text:style-name="P7">-- <text:span text:style-name="T3">Hillel</text:span></text:p>
      <text:p text:style-name="P1"/>
      <text:p text:style-name="P9">This saying is a valuable guide at any life stage, but has special relevance to me as a retired person.<text:span text:style-name="T4">In trying to be someone, to accomplish things, I'm my best advocate. No one bears that responsibility but me. If I'm single-minded in what I try to accomplish to I lose an important element of my humanity. And if I'm not working every moment to realize the most important things, I'm not going to get where I need to be.</text:span></text:p>
      <text:p text:style-name="P9"/>
      <text:p text:style-name="P1"/>
      <text:p text:style-name="P8">==&gt; META SF 202502.<text:span text:style-name="T2">1</text:span></text:p>
      <text:p text:style-name="P8"/>
      <text:p text:style-name="P8">&lt;&lt;</text:p>
      <text:p text:style-name="P1"/>
      <text:p text:style-name="P1">[intro]</text:p>
      <text:p text:style-name="P1">** Hillel quote (CTC for Sep. 17)</text:p>
      <text:p text:style-name="P1"/>
      <text:p text:style-name="P1">"<text:span text:style-name="T1">If I am not for myself, who will be for me? And if I am only for myself, what am I? And if not now—when?"</text:span></text:p>
      <text:p text:style-name="P1"/>
      <text:p text:style-name="P5">In trying to be someone, to accomplish things, I'm my best advocate. No one bears that responsibility but me. If I'm single-minded in what I try to accomplish to I lose an important element of my humanity. And if I'm not working every moment to realize the most important things, I'm not going to get where I need to be.</text:p>
      <text:p text:style-name="P5"/>
      <text:p text:style-name="P1"/>
      <text:p text:style-name="P1">[most important idea]</text:p>
      <text:p text:style-name="P2"/>
      <text:p text:style-name="P1">[other important ideas]</text:p>
      <text:p text:style-name="P2"/>
      <text:p text:style-name="P1">[implications and actions]</text:p>
      <text:p text:style-name="P3"/>
      <text:p text:style-name="P1">[conclusion]</text:p>
      <text:p text:style-name="P8">&gt;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42S</meta:editing-duration>
    <meta:editing-cycles>37</meta:editing-cycles>
    <meta:generator>LibreOffice/5.4.3.2$Windows_X86_64 LibreOffice_project/92a7159f7e4af62137622921e809f8546db437e5</meta:generator>
    <dc:date>2025-02-25T12:38:27.210000000</dc:date>
    <meta:document-statistic meta:table-count="0" meta:image-count="0" meta:object-count="0" meta:page-count="1" meta:paragraph-count="15" meta:word-count="219" meta:character-count="1118" meta:non-whitespace-character-count="916"/>
    <meta:user-defined meta:name="Info 1"/>
    <meta:user-defined meta:name="Info 2"/>
    <meta:user-defined meta:name="Info 3"/>
    <meta:user-defined meta:name="Info 4"/>
  </office:meta>
</office:document-meta>
</file>